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3cm"/>
    </style:style>
    <style:style style:name="co2" style:family="table-column">
      <style:table-column-properties fo:break-before="auto" style:column-width="3.889cm"/>
    </style:style>
    <style:style style:name="co3" style:family="table-column">
      <style:table-column-properties fo:break-before="auto" style:column-width="3.856cm"/>
    </style:style>
    <style:style style:name="co4" style:family="table-column">
      <style:table-column-properties fo:break-before="auto" style:column-width="1.058cm"/>
    </style:style>
    <style:style style:name="co5" style:family="table-column">
      <style:table-column-properties fo:break-before="auto" style:column-width="0.947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Piano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Bright Acoustic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string">
            <text:p>Electric Grand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string">
            <text:p>Honky-Tonk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string">
            <text:p>Electric Piano 1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string">
            <text:p>Electric Piano 2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lavecin</text:p>
          </table:table-cell>
          <table:table-cell office:value-type="string">
            <text:p>Harpsicord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string">
            <text:p>Clavinet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string">
            <text:p>Celesta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string">
            <text:p>Glockenspiel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string">
            <text:p>Music Box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string">
            <text:p>Vibraphone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string">
            <text:p>Marimba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string">
            <text:p>Xylophone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string">
            <text:p>Tubular Bells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string">
            <text:p>Dulcimer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string">
            <text:p>Drawbar Organ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string">
            <text:p>Percussive Organ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string">
            <text:p>Rock Organ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Orgue d'église</text:p>
          </table:table-cell>
          <table:table-cell office:value-type="string">
            <text:p>Organ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string">
            <text:p>Reed Organ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string">
            <text:p>Accoridan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string">
            <text:p>Harmonica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string">
            <text:p>Tango Accordian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Guitare</text:p>
          </table:table-cell>
          <table:table-cell office:value-type="string">
            <text:p>Guitar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string">
            <text:p>Steel String Guitar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string">
            <text:p>Electric Jazz Guitar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string">
            <text:p>Electric Clean Guitar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string">
            <text:p>Electric Muted Guitar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string">
            <text:p>Overdriven Guitar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string">
            <text:p>Distortion Guitar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string">
            <text:p>Guitar Harmonics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string">
            <text:p>Acoustic Bass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table:number-columns-repeated="2" office:value-type="string">
            <text:p>Electric Bass(finger)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number-columns-repeated="2" office:value-type="string">
            <text:p>Electric Bass(pick)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table:number-columns-repeated="2" office:value-type="string">
            <text:p>Fretless Bass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string">
            <text:p>Slap Bass 1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number-columns-repeated="2" office:value-type="string">
            <text:p>Slap Bass 2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string">
            <text:p>Synth Bass 1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string">
            <text:p>Synth Bass 2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Violon</text:p>
          </table:table-cell>
          <table:table-cell office:value-type="string">
            <text:p>Violin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table:number-columns-repeated="2" office:value-type="string">
            <text:p>Alto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Violoncelle</text:p>
          </table:table-cell>
          <table:table-cell office:value-type="string">
            <text:p>Cello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Contrebasse</text:p>
          </table:table-cell>
          <table:table-cell office:value-type="string">
            <text:p>Double bass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string">
            <text:p>Tremolo Strings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table:number-columns-repeated="2" office:value-type="string">
            <text:p>Pizzicato Strings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table:number-columns-repeated="2" office:value-type="string">
            <text:p>Orchestral Strings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Timbales</text:p>
          </table:table-cell>
          <table:table-cell office:value-type="string">
            <text:p>Kettledrum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table:number-columns-repeated="2" office:value-type="string">
            <text:p>String Ensemble 1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string">
            <text:p>String Ensemble 2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table:number-columns-repeated="2" office:value-type="string">
            <text:p>SynthStrings 1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table:number-columns-repeated="2" office:value-type="string">
            <text:p>SynthStrings 2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table:number-columns-repeated="2" office:value-type="string">
            <text:p>Choir Aahs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table:number-columns-repeated="2" office:value-type="string">
            <text:p>Voice Oohs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number-columns-repeated="2" office:value-type="string">
            <text:p>Synth Voice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number-columns-repeated="2" office:value-type="string">
            <text:p>Orchestra Hit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Trompette</text:p>
          </table:table-cell>
          <table:table-cell office:value-type="string">
            <text:p>Trumpet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table:number-columns-repeated="2" office:value-type="string">
            <text:p>Trombone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table:number-columns-repeated="2" office:value-type="string">
            <text:p>Tuba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number-columns-repeated="2" office:value-type="string">
            <text:p>Muted Trumpet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Cor d'harmonie</text:p>
          </table:table-cell>
          <table:table-cell office:value-type="string">
            <text:p>Brass Horn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table:number-columns-repeated="2" office:value-type="string">
            <text:p>Brass Section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string">
            <text:p>SynthBrass 1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table:number-columns-repeated="2" office:value-type="string">
            <text:p>SynthBrass 2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string">
            <text:p>Soprano Sax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number-columns-repeated="2" office:value-type="string">
            <text:p>Alto Sax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string">
            <text:p>Tenor Sax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table:number-columns-repeated="2" office:value-type="string">
            <text:p>Baritone Sax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string">
            <text:p>Hautbois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string">
            <text:p>Cor anglais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Basson</text:p>
          </table:table-cell>
          <table:table-cell office:value-type="string">
            <text:p>Bassoon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Clarinette</text:p>
          </table:table-cell>
          <table:table-cell office:value-type="string">
            <text:p>Clarinet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string">
            <text:p>Piccolo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Flûte</text:p>
          </table:table-cell>
          <table:table-cell office:value-type="string">
            <text:p>Flute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Flûte à bec</text:p>
          </table:table-cell>
          <table:table-cell office:value-type="string">
            <text:p>Recorder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table:number-columns-repeated="2" office:value-type="string">
            <text:p>Flûte de Pan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number-columns-repeated="2" office:value-type="string">
            <text:p>Blown Bottle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table:number-columns-repeated="2" office:value-type="string">
            <text:p>Skakuhachi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table:number-columns-repeated="2" office:value-type="string">
            <text:p>Sifflet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number-columns-repeated="2" office:value-type="string">
            <text:p>Ocarina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table:number-columns-repeated="2" office:value-type="string">
            <text:p>Lead 1 (square)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table:number-columns-repeated="2" office:value-type="string">
            <text:p>Lead 2 (sawtooth)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table:number-columns-repeated="2" office:value-type="string">
            <text:p>Lead 3 (calliope)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table:number-columns-repeated="2" office:value-type="string">
            <text:p>Lead 4 (chiff)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number-columns-repeated="2" office:value-type="string">
            <text:p>Lead 5 (charang)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table:number-columns-repeated="2" office:value-type="string">
            <text:p>Lead 6 (voice)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table:number-columns-repeated="2" office:value-type="string">
            <text:p>Lead 7 (fifths)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table:number-columns-repeated="2" office:value-type="string">
            <text:p>Lead 8 (bass+lead)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number-columns-repeated="2" office:value-type="string">
            <text:p>Pad 1 (new age)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number-columns-repeated="2" office:value-type="string">
            <text:p>Pad 2 (warm)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number-columns-repeated="2" office:value-type="string">
            <text:p>Pad 3 (polysynth)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number-columns-repeated="2" office:value-type="string">
            <text:p>Pad 4 (choir)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table:number-columns-repeated="2" office:value-type="string">
            <text:p>Pad 5 (bowed)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number-columns-repeated="2" office:value-type="string">
            <text:p>Pad 6 (metallic)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number-columns-repeated="2" office:value-type="string">
            <text:p>Pad 7 (halo)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table:number-columns-repeated="2" office:value-type="string">
            <text:p>Pad 8 (sweep)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string">
            <text:p>FX 1 (rain)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table:number-columns-repeated="2" office:value-type="string">
            <text:p>FX 2 (soundtrack)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table:number-columns-repeated="2" office:value-type="string">
            <text:p>FX 3 (crystal)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string">
            <text:p>FX 4 (atmosphere)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number-columns-repeated="2" office:value-type="string">
            <text:p>FX 5 (brightness)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table:number-columns-repeated="2" office:value-type="string">
            <text:p>FX 6 (goblins)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table:number-columns-repeated="2" office:value-type="string">
            <text:p>FX 7 (echoes)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table:number-columns-repeated="2" office:value-type="string">
            <text:p>FX 8 (sci-fi)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table:number-columns-repeated="2" office:value-type="string">
            <text:p>Sitar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table:number-columns-repeated="2" office:value-type="string">
            <text:p>Banjo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table:number-columns-repeated="2" office:value-type="string">
            <text:p>Shamisen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table:number-columns-repeated="2" office:value-type="string">
            <text:p>Koto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table:number-columns-repeated="2" office:value-type="string">
            <text:p>Kalimba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Cornemuse</text:p>
          </table:table-cell>
          <table:table-cell office:value-type="string">
            <text:p>Bagpipes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Violon (2) (fiddle)</text:p>
          </table:table-cell>
          <table:table-cell office:value-type="string">
            <text:p>Fiddle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table:number-columns-repeated="2" office:value-type="string">
            <text:p>Shanai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table:number-columns-repeated="2" office:value-type="string">
            <text:p>Tinkle Bell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table:number-columns-repeated="2" office:value-type="string">
            <text:p>Agogo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table:number-columns-repeated="2" office:value-type="string">
            <text:p>Steel Drums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table:number-columns-repeated="2" office:value-type="string">
            <text:p>Woodblock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table:number-columns-repeated="2" office:value-type="string">
            <text:p>Taiko Drum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table:number-columns-repeated="2" office:value-type="string">
            <text:p>Melodic Tom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table:number-columns-repeated="2" office:value-type="string">
            <text:p>Synth Drum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table:number-columns-repeated="2" office:value-type="string">
            <text:p>Reverse Cymbal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table:number-columns-repeated="2" office:value-type="string">
            <text:p>Guitar Fret Noise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table:number-columns-repeated="2" office:value-type="string">
            <text:p>Breath Noise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table:number-columns-repeated="2" office:value-type="string">
            <text:p>Seashore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table:number-columns-repeated="2" office:value-type="string">
            <text:p>Bird Tweet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Sonnerie de téléphone</text:p>
          </table:table-cell>
          <table:table-cell office:value-type="string">
            <text:p>Phone ring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Helicoptère</text:p>
          </table:table-cell>
          <table:table-cell office:value-type="string">
            <text:p>Helicopter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Applaudissement</text:p>
          </table:table-cell>
          <table:table-cell office:value-type="string">
            <text:p>Applause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Coup de feu</text:p>
          </table:table-cell>
          <table:table-cell office:value-type="string">
            <text:p>Shot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16">16/11/2007</text:date>, <text:time>22:24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date>2007-11-16T22:24:24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384"/>
  </office:meta>
</office:document-meta>
</file>